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dobe Jenson Pro" svg:font-family="'Adobe Jenson Pro'" style:font-family-generic="roman" style:font-pitch="variable"/>
    <style:font-face style:name="Adobe Jenson Pro Disp" svg:font-family="'Adobe Jenson Pro Disp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razora" svg:font-family="Sorazora" style:font-family-generic="modern" style:font-pitch="variable"/>
    <style:font-face style:name="Sorazora:ss03" svg:font-family="Sorazora:ss03" style:font-family-generic="modern" style:font-pitch="variable"/>
    <style:font-face style:name="Takanashi Antique" svg:font-family="'Takanashi Antique'" style:font-family-generic="moder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razora" fo:font-size="50pt" officeooo:rsid="00036b55" officeooo:paragraph-rsid="00036b55" style:font-size-asian="50pt" style:font-size-complex="50pt"/>
    </style:style>
    <style:style style:name="P2" style:family="paragraph" style:parent-style-name="Standard">
      <style:paragraph-properties fo:text-align="center" style:justify-single-word="false"/>
      <style:text-properties style:font-name="Adobe Jenson Pro Disp" fo:font-size="50pt" fo:font-weight="bold" officeooo:rsid="00036b55" officeooo:paragraph-rsid="00036b55" style:font-size-asian="50pt" style:font-weight-asian="bold" style:font-size-complex="5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dobe Jenson Pro Disp" fo:font-size="27pt" fo:font-weight="bold" officeooo:rsid="00036b55" officeooo:paragraph-rsid="00036b55" style:font-size-asian="23.6000003814697pt" style:font-weight-asian="bold" style:font-size-complex="2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dobe Jenson Pro" fo:font-size="20pt" fo:font-weight="bold" officeooo:rsid="00036b55" officeooo:paragraph-rsid="00036b5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dobe Jenson Pro" fo:font-size="30pt" fo:font-weight="bold" officeooo:rsid="00036b55" officeooo:paragraph-rsid="00036b55" style:font-size-asian="30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kanashi Antique" fo:font-size="70pt" officeooo:rsid="00036b55" officeooo:paragraph-rsid="00036b55" style:font-size-asian="70pt" style:font-size-complex="70pt"/>
    </style:style>
    <style:style style:name="P7" style:family="paragraph" style:parent-style-name="Standard">
      <style:paragraph-properties fo:text-align="center" style:justify-single-word="false"/>
      <style:text-properties style:font-name="Sorazora:ss03" fo:font-size="70pt" officeooo:rsid="00036b55" officeooo:paragraph-rsid="00036b55" style:font-size-asian="70pt" style:font-size-complex="70pt"/>
    </style:style>
    <style:style style:name="T1" style:family="text">
      <style:text-properties officeooo:rsid="00042355"/>
    </style:style>
    <style:style style:name="T2" style:family="text">
      <style:text-properties officeooo:rsid="00056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Traditional Xymyric numerals</text:p>
      <text:p text:style-name="P5"/>
      <text:p text:style-name="P5">Takanashi Antique Serif (Xymyric 8)</text:p>
      <text:p text:style-name="P6">0123456789</text:p>
      <text:p text:style-name="P5">Sorazora Serif (Xymyric <text:span text:style-name="T1">9</text:span>)</text:p>
      <text:p text:style-name="P7">0123456789</text:p>
      <text:p text:style-name="P4"/>
      <text:p text:style-name="P4">Arabic numerals (Sorazora)</text:p>
      <text:p text:style-name="P1"><text:span text:style-name="T2">[</text:span>0123456789<text:span text:style-name="T2">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dobe Jenson Pro" svg:font-family="'Adobe Jenson Pro'" style:font-family-generic="roman" style:font-pitch="variable"/>
    <style:font-face style:name="Adobe Jenson Pro Disp" svg:font-family="'Adobe Jenson Pro Disp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razora" svg:font-family="Sorazora" style:font-family-generic="modern" style:font-pitch="variable"/>
    <style:font-face style:name="Sorazora:ss03" svg:font-family="Sorazora:ss03" style:font-family-generic="modern" style:font-pitch="variable"/>
    <style:font-face style:name="Takanashi Antique" svg:font-family="'Takanashi Antique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SimSun" style:font-family-asian="N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30:50.973000000</meta:creation-date>
    <dc:date>2023-01-23T19:42:56.112000000</dc:date>
    <meta:editing-duration>PT9M56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7" meta:word-count="18" meta:character-count="147" meta:non-whitespace-character-count="136"/>
  </office:meta>
</office:document-meta>
</file>